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5ebf" officeooo:paragraph-rsid="00165ebf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165ebf" officeooo:paragraph-rsid="00168c93" style:font-style-asian="italic" style:font-style-complex="italic"/>
    </style:style>
    <style:style style:name="P3" style:family="paragraph" style:parent-style-name="Standard">
      <style:paragraph-properties fo:margin-left="8.754cm" fo:margin-right="0cm" fo:text-align="justify" style:justify-single-word="false" fo:text-indent="0cm" style:auto-text-indent="false"/>
      <style:text-properties fo:font-style="italic" officeooo:rsid="00168c93" officeooo:paragraph-rsid="00168c93" style:font-style-asian="italic" style:font-style-complex="italic"/>
    </style:style>
    <style:style style:name="P4" style:family="paragraph" style:parent-style-name="Standard">
      <style:paragraph-properties fo:margin-left="8.754cm" fo:margin-right="0cm" fo:text-align="justify" style:justify-single-word="false" fo:text-indent="0cm" style:auto-text-indent="false"/>
      <style:text-properties officeooo:paragraph-rsid="00168c93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officeooo:rsid="00168c93" officeooo:paragraph-rsid="00168c93" style:font-style-asian="italic" style:font-style-complex="italic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tyle="italic" fo:font-weight="bold" officeooo:rsid="00168c93" officeooo:paragraph-rsid="00168c93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fo:font-weight="bold" officeooo:rsid="00168c93" officeooo:paragraph-rsid="00168c93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tyle="normal" fo:font-weight="bold" officeooo:rsid="00168c93" officeooo:paragraph-rsid="00168c93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cm" fo:margin-right="0cm" fo:margin-top="0.302cm" fo:margin-bottom="0.302cm" loext:contextual-spacing="false" fo:text-align="justify" style:justify-single-word="false" fo:text-indent="0cm" style:auto-text-indent="false"/>
      <style:text-properties fo:font-style="normal" fo:font-weight="bold" officeooo:rsid="00168c93" officeooo:paragraph-rsid="00168c93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margin-left="0cm" fo:margin-right="0cm" fo:margin-top="0.402cm" fo:margin-bottom="0.402cm" loext:contextual-spacing="false" fo:text-align="justify" style:justify-single-word="false" fo:text-indent="0cm" style:auto-text-indent="false"/>
      <style:text-properties fo:font-style="normal" fo:font-weight="bold" officeooo:rsid="00168c93" officeooo:paragraph-rsid="00168c93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0cm" fo:margin-right="0cm" fo:margin-top="0.402cm" fo:margin-bottom="0.402cm" loext:contextual-spacing="false" fo:text-align="start" style:justify-single-word="false" fo:text-indent="0cm" style:auto-text-indent="false"/>
      <style:text-properties fo:font-style="normal" fo:font-weight="bold" officeooo:rsid="00173a01" officeooo:paragraph-rsid="00173a01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fo:font-weight="bold" officeooo:rsid="00168c93" officeooo:paragraph-rsid="00168c93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tyle="normal" fo:font-weight="bold" officeooo:rsid="00173a01" officeooo:paragraph-rsid="00173a01" style:font-style-asian="normal" style:font-weight-asian="bold" style:font-style-complex="normal" style:font-weight-complex="bold"/>
    </style:style>
    <style:style style:name="T1" style:family="text">
      <style:text-properties fo:font-style="italic" officeooo:rsid="00168c93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VERSIDADE FEDERAL DO AMAZONAS</text:p>
      <text:p text:style-name="P1">FACULDADE DE TECNOLOGIA</text:p>
      <text:p text:style-name="P1">PROGRAMA DE GRADUAÇÃO EM ENGENHARIA DA COMPUTAÇÃ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LIZEU ESLON MARINHO OLIVEIR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Locadora EmpinaMoto: Sistema de Gestão </text:p>
      <text:p text:style-name="P2">para Locadora de Motos</text:p>
      <text:p text:style-name="P2"/>
      <text:p text:style-name="P2"/>
      <text:p text:style-name="P2"/>
      <text:p text:style-name="P2"/>
      <text:p text:style-name="P2"/>
      <text:p text:style-name="P4"><text:span text:style-name="T1">1º Trabalho Prático como requisito parcial para a disciplina Projeto de Programas </text:span>IEC481 <text:span text:style-name="T1">2020/1</text:span></text:p>
      <text:p text:style-name="P3"/>
      <text:p text:style-name="P3"/>
      <text:p text:style-name="P3">Prof. Dr. Horacio Antonio Braga Fernandes de Oliveira – Responsáve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Belém, junho de 2021</text:p>
      <text:p text:style-name="P6"><text:soft-page-break/>SUMÁRIO</text:p>
      <text:p text:style-name="P5"/>
      <text:p text:style-name="P5"/>
      <text:p text:style-name="P5"/>
      <text:p text:style-name="P7">LISTA DE ABREVIATURAS E SIGLAS……………………………………………………… <text:s text:c="3"/>3</text:p>
      <text:p text:style-name="P10">LISTA DE FIGURAS…………………………………………………………………………… <text:s text:c="4"/>4</text:p>
      <text:p text:style-name="P12">LISTA DE TABELAS…………………………………………………………………………… <text:s text:c="4"/>5</text:p>
      <text:p text:style-name="P9">1 INTRODUÇÃO……………………………………………………………………………….. <text:s text:c="4"/>6</text:p>
      <text:p text:style-name="P13">1.1 <text:tab/>Objetivos…………………………………………………………………………………<text:tab/> <text:s text:c="3"/>6</text:p>
      <text:p text:style-name="P11">2 <text:tab/>FRAMEWORKS, DOCUMENTAÇÃO E <text:line-break/>PROCESSOS DE DESENVOLVIMENTO ………………………………………………….. <text:s text:c="5"/>7</text:p>
      <text:p text:style-name="P13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18:31:45.624845441</meta:creation-date>
    <dc:date>2021-06-05T19:53:35.080156202</dc:date>
    <meta:editing-duration>PT42M52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2" meta:paragraph-count="16" meta:word-count="84" meta:character-count="730" meta:non-whitespace-character-count="633"/>
  </office:meta>
</office:document-meta>
</file>